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c5731"/>
    </style:style>
    <style:style style:name="P2" style:family="paragraph" style:parent-style-name="Standard">
      <style:text-properties officeooo:paragraph-rsid="000cd335"/>
    </style:style>
    <style:style style:name="P3" style:family="paragraph" style:parent-style-name="Standard">
      <style:text-properties officeooo:paragraph-rsid="000d4433"/>
    </style:style>
    <style:style style:name="P4" style:family="paragraph" style:parent-style-name="Standard">
      <style:text-properties officeooo:paragraph-rsid="000f2ba9"/>
    </style:style>
    <style:style style:name="P5" style:family="paragraph" style:parent-style-name="Standard">
      <style:text-properties officeooo:paragraph-rsid="001273c9"/>
    </style:style>
    <style:style style:name="P6" style:family="paragraph" style:parent-style-name="Standard">
      <style:paragraph-properties fo:text-align="justify" style:justify-single-word="false"/>
      <style:text-properties officeooo:paragraph-rsid="0015cae9"/>
    </style:style>
    <style:style style:name="P7" style:family="paragraph" style:parent-style-name="Standard">
      <style:paragraph-properties fo:text-align="justify" style:justify-single-word="false"/>
      <style:text-properties officeooo:paragraph-rsid="00114e0d"/>
    </style:style>
    <style:style style:name="P8" style:family="paragraph" style:parent-style-name="Standard">
      <style:paragraph-properties fo:text-align="justify" style:justify-single-word="false"/>
      <style:text-properties officeooo:paragraph-rsid="001273c9"/>
    </style:style>
    <style:style style:name="P9" style:family="paragraph" style:parent-style-name="Standard">
      <style:paragraph-properties fo:text-align="justify" style:justify-single-word="false"/>
      <style:text-properties officeooo:paragraph-rsid="000cd335"/>
    </style:style>
    <style:style style:name="P10" style:family="paragraph" style:parent-style-name="Standard">
      <style:paragraph-properties fo:text-align="justify" style:justify-single-word="false"/>
      <style:text-properties officeooo:paragraph-rsid="00224561"/>
    </style:style>
    <style:style style:name="P11" style:family="paragraph" style:parent-style-name="Standard">
      <style:paragraph-properties fo:text-align="justify" style:justify-single-word="false"/>
      <style:text-properties officeooo:paragraph-rsid="002261de"/>
    </style:style>
    <style:style style:name="P12" style:family="paragraph" style:parent-style-name="Standard">
      <style:text-properties officeooo:paragraph-rsid="001ed156"/>
    </style:style>
    <style:style style:name="P13" style:family="paragraph" style:parent-style-name="Standard">
      <style:text-properties fo:font-size="13pt" style:text-underline-style="solid" style:text-underline-width="auto" style:text-underline-color="font-color" fo:font-weight="bold" officeooo:paragraph-rsid="00100551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style:text-underline-style="solid" style:text-underline-width="auto" style:text-underline-color="font-color" fo:font-weight="bold" officeooo:paragraph-rsid="00114e0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normal" officeooo:paragraph-rsid="0015d35f" style:font-weight-asian="normal" style:font-weight-complex="normal"/>
    </style:style>
    <style:style style:name="P16" style:family="paragraph" style:parent-style-name="Table_20_Contents">
      <style:text-properties officeooo:paragraph-rsid="000cd335"/>
    </style:style>
    <style:style style:name="P17" style:family="paragraph" style:parent-style-name="Table_20_Contents">
      <style:text-properties fo:font-style="italic" officeooo:paragraph-rsid="001273c9" style:font-style-asian="italic" style:font-style-complex="italic"/>
    </style:style>
    <style:style style:name="P18" style:family="paragraph" style:parent-style-name="Table_20_Contents">
      <style:text-properties fo:font-style="italic" officeooo:paragraph-rsid="0012c870" style:font-style-asian="italic" style:font-style-complex="italic"/>
    </style:style>
    <style:style style:name="P19" style:family="paragraph" style:parent-style-name="Table_20_Contents">
      <style:text-properties fo:font-style="italic" officeooo:paragraph-rsid="0012f644" style:font-style-asian="italic" style:font-style-complex="italic"/>
    </style:style>
    <style:style style:name="P20" style:family="paragraph" style:parent-style-name="Table_20_Contents">
      <style:text-properties fo:font-style="italic" officeooo:paragraph-rsid="0018cf8c" style:font-style-asian="italic" style:font-style-complex="italic"/>
    </style:style>
    <style:style style:name="P21" style:family="paragraph" style:parent-style-name="Table_20_Contents">
      <style:text-properties officeooo:paragraph-rsid="001c2c09"/>
    </style:style>
    <style:style style:name="T1" style:family="text">
      <style:text-properties officeooo:rsid="000c5731"/>
    </style:style>
    <style:style style:name="T2" style:family="text">
      <style:text-properties fo:font-weight="bold" officeooo:rsid="000c5731" style:font-weight-asian="bold" style:font-weight-complex="bold"/>
    </style:style>
    <style:style style:name="T3" style:family="text">
      <style:text-properties fo:font-weight="bold" officeooo:rsid="0012f644" style:font-weight-asian="bold" style:font-weight-complex="bold"/>
    </style:style>
    <style:style style:name="T4" style:family="text">
      <style:text-properties fo:font-weight="bold" officeooo:rsid="0015d35f" style:font-weight-asian="bold" style:font-weight-complex="bold"/>
    </style:style>
    <style:style style:name="T5" style:family="text">
      <style:text-properties fo:font-weight="bold" officeooo:rsid="001c2c09" style:font-weight-asian="bold" style:font-weight-complex="bold"/>
    </style:style>
    <style:style style:name="T6" style:family="text">
      <style:text-properties fo:font-weight="bold" officeooo:rsid="0023e921" style:font-weight-asian="bold" style:font-weight-complex="bold"/>
    </style:style>
    <style:style style:name="T7" style:family="text">
      <style:text-properties officeooo:rsid="000cd335"/>
    </style:style>
    <style:style style:name="T8" style:family="text">
      <style:text-properties officeooo:rsid="000d4433"/>
    </style:style>
    <style:style style:name="T9" style:family="text">
      <style:text-properties officeooo:rsid="000f2ba9"/>
    </style:style>
    <style:style style:name="T10" style:family="text">
      <style:text-properties officeooo:rsid="00100551"/>
    </style:style>
    <style:style style:name="T11" style:family="text">
      <style:text-properties officeooo:rsid="00114e0d"/>
    </style:style>
    <style:style style:name="T12" style:family="text">
      <style:text-properties officeooo:rsid="001273c9"/>
    </style:style>
    <style:style style:name="T13" style:family="text">
      <style:text-properties officeooo:rsid="00114e0d" fo:background-color="#ffff00"/>
    </style:style>
    <style:style style:name="T14" style:family="text">
      <style:text-properties officeooo:rsid="001273c9" fo:background-color="#ffff00"/>
    </style:style>
    <style:style style:name="T15" style:family="text">
      <style:text-properties officeooo:rsid="0012c870" fo:background-color="#ffff00"/>
    </style:style>
    <style:style style:name="T16" style:family="text">
      <style:text-properties officeooo:rsid="001c2c09" fo:background-color="#ffff00"/>
    </style:style>
    <style:style style:name="T17" style:family="text">
      <style:text-properties officeooo:rsid="0012c870"/>
    </style:style>
    <style:style style:name="T18" style:family="text">
      <style:text-properties officeooo:rsid="0012f644"/>
    </style:style>
    <style:style style:name="T19" style:family="text">
      <style:text-properties officeooo:rsid="0015cae9"/>
    </style:style>
    <style:style style:name="T20" style:family="text">
      <style:text-properties officeooo:rsid="0015d35f"/>
    </style:style>
    <style:style style:name="T21" style:family="text">
      <style:text-properties officeooo:rsid="00176fa3"/>
    </style:style>
    <style:style style:name="T22" style:family="text">
      <style:text-properties fo:font-weight="normal" officeooo:rsid="00176fa3" style:font-weight-asian="normal" style:font-weight-complex="normal"/>
    </style:style>
    <style:style style:name="T23" style:family="text">
      <style:text-properties fo:font-weight="normal" officeooo:rsid="0012f644" style:font-weight-asian="normal" style:font-weight-complex="normal"/>
    </style:style>
    <style:style style:name="T24" style:family="text">
      <style:text-properties fo:font-weight="normal" officeooo:rsid="001c2c09" style:font-weight-asian="normal" style:font-weight-complex="normal"/>
    </style:style>
    <style:style style:name="T25" style:family="text">
      <style:text-properties fo:font-style="italic" officeooo:rsid="001273c9" style:font-style-asian="italic" style:font-style-complex="italic"/>
    </style:style>
    <style:style style:name="T26" style:family="text">
      <style:text-properties fo:font-style="italic" officeooo:rsid="00114e0d" style:font-style-asian="italic" style:font-style-complex="italic"/>
    </style:style>
    <style:style style:name="T27" style:family="text">
      <style:text-properties fo:font-style="italic" officeooo:rsid="0015cae9" style:font-style-asian="italic" style:font-style-complex="italic"/>
    </style:style>
    <style:style style:name="T28" style:family="text">
      <style:text-properties fo:font-style="italic" officeooo:rsid="0012c870" style:font-style-asian="italic" style:font-style-complex="italic"/>
    </style:style>
    <style:style style:name="T29" style:family="text">
      <style:text-properties fo:font-style="italic" officeooo:rsid="002261de" style:font-style-asian="italic" style:font-style-complex="italic"/>
    </style:style>
    <style:style style:name="T30" style:family="text">
      <style:text-properties fo:font-style="italic" officeooo:rsid="0015d35f" style:font-style-asian="italic" style:font-style-complex="italic"/>
    </style:style>
    <style:style style:name="T31" style:family="text">
      <style:text-properties fo:font-style="italic" officeooo:rsid="0012f644" style:font-style-asian="italic" style:font-style-complex="italic"/>
    </style:style>
    <style:style style:name="T32" style:family="text">
      <style:text-properties fo:font-style="italic" fo:font-weight="bold" officeooo:rsid="0015d35f" style:font-style-asian="italic" style:font-weight-asian="bold" style:font-style-complex="italic" style:font-weight-complex="bold"/>
    </style:style>
    <style:style style:name="T33" style:family="text">
      <style:text-properties fo:font-style="italic" fo:font-weight="normal" officeooo:rsid="0015d35f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12f644" style:font-style-asian="italic" style:font-weight-asian="normal" style:font-style-complex="italic" style:font-weight-complex="normal"/>
    </style:style>
    <style:style style:name="T35" style:family="text">
      <style:text-properties officeooo:rsid="0018cf8c"/>
    </style:style>
    <style:style style:name="T36" style:family="text">
      <style:text-properties officeooo:rsid="001c2c09"/>
    </style:style>
    <style:style style:name="T37" style:family="text">
      <style:text-properties officeooo:rsid="001d2954"/>
    </style:style>
    <style:style style:name="T38" style:family="text">
      <style:text-properties officeooo:rsid="001ed156"/>
    </style:style>
    <style:style style:name="T39" style:family="text">
      <style:text-properties officeooo:rsid="00202cef"/>
    </style:style>
    <style:style style:name="T40" style:family="text">
      <style:text-properties officeooo:rsid="0021b9e0"/>
    </style:style>
    <style:style style:name="T41" style:family="text">
      <style:text-properties officeooo:rsid="00224561"/>
    </style:style>
    <style:style style:name="T42" style:family="text">
      <style:text-properties officeooo:rsid="002261de"/>
    </style:style>
    <style:style style:name="T43" style:family="text">
      <style:text-properties fo:font-style="normal" officeooo:rsid="0012c870" style:font-style-asian="normal" style:font-style-complex="normal"/>
    </style:style>
    <style:style style:name="T44" style:family="text">
      <style:text-properties fo:font-style="normal" officeooo:rsid="0012f644" style:font-style-asian="normal" style:font-style-complex="normal"/>
    </style:style>
    <style:style style:name="T45" style:family="text">
      <style:text-properties fo:font-style="normal" fo:font-weight="normal" officeooo:rsid="0012f644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261de" style:font-style-asian="normal" style:font-weight-asian="normal" style:font-style-complex="normal" style:font-weight-complex="normal"/>
    </style:style>
    <style:style style:name="T47" style:family="text">
      <style:text-properties style:text-underline-style="solid" style:text-underline-width="auto" style:text-underline-color="font-color" fo:font-weight="bold" officeooo:rsid="001c2c09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normal" officeooo:rsid="001c2c09" style:font-weight-asian="normal" style:font-weight-complex="normal"/>
    </style:style>
    <style:style style:name="T49" style:family="text">
      <style:text-properties style:text-underline-style="solid" style:text-underline-width="auto" style:text-underline-color="font-color" officeooo:rsid="001c2c09"/>
    </style:style>
    <style:style style:name="T50" style:family="text">
      <style:text-properties officeooo:rsid="0023e9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cenario</text:span></text:p>
      <text:p text:style-name="P1"><text:span text:style-name="T1"/></text:p>
      <text:p text:style-name="P1"><text:span text:style-name="T1"/></text:p>
      <text:p text:style-name="P1"><text:span text:style-name="T1">LogClass.java rappresenta il </text:span><text:span text:style-name="T2">Master </text:span><text:span text:style-name="T1">(Clever Core).</text:span></text:p>
      <text:p text:style-name="P1"><text:span text:style-name="T1">LogClass1.java rappresenta lo </text:span><text:span text:style-name="T2">slave1</text:span><text:span text:style-name="T1"> </text:span><text:bookmark-start text:name="__DdeLink__1_301570044"/><text:span text:style-name="T1">(Agent 1 di clever)</text:span><text:bookmark-end text:name="__DdeLink__1_301570044"/><text:span text:style-name="T1">.</text:span></text:p>
      <text:p text:style-name="P1"><text:span text:style-name="T1">LogClass2.java rappresenta lo </text:span><text:span text:style-name="T2">slave2</text:span><text:span text:style-name="T1"> (Agent 2 di clever).</text:span></text:p>
      <text:p text:style-name="P1"><text:span text:style-name="T1"/></text:p>
      <text:p text:style-name="P2"><text:span text:style-name="T7">Per ciascuno dei 3 file sopra citati, sono dichiarati dei logger che vengono riempiti opportunamente.</text:span></text:p>
      <text:p text:style-name="P2"><text:span text:style-name="T7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7">private static org.apache.log4j.Logger log0 = Logger.getLogger("com.foo");</text:span></text:p>
          </table:table-cell>
        </table:table-row>
      </table:table>
      <text:p text:style-name="P2"><text:span text:style-name="T7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6"><text:span text:style-name="T7">log0.trace("Trace Message! ");</text:span></text:p>
            <text:p text:style-name="P16"><text:span text:style-name="T7">log0.debug("Debug Message!");</text:span></text:p>
            <text:p text:style-name="P16"><text:span text:style-name="T7">log0.info("Info Message!");</text:span></text:p>
            <text:p text:style-name="P16"><text:span text:style-name="T7">log0.warn("Warn Message!");</text:span></text:p>
            <text:p text:style-name="P16"><text:span text:style-name="T7">log0.error("Error Message!");</text:span></text:p>
            <text:p text:style-name="P16"><text:span text:style-name="T7">log0.fatal("Fatal Message! ");</text:span></text:p>
          </table:table-cell>
        </table:table-row>
      </table:table>
      <text:p text:style-name="P2"><text:span text:style-name="T7"/></text:p>
      <text:p text:style-name="P2"><text:span text:style-name="T7">LogClass.java è il file contenente la classe principale, gli altri 2 file contengono le omonime classi che vengono richiamate all'interno della classe principale.</text:span></text:p>
      <text:p text:style-name="P2"><text:span text:style-name="T7"/></text:p>
      <text:p text:style-name="P2"><text:span text:style-name="T7">La struttura del progetto, oltre alle componenti crete di default, ha i seguenti elementi:</text:span></text:p>
      <text:p text:style-name="P2"><text:span text:style-name="T7"/></text:p>
      <text:p text:style-name="P2"><text:span text:style-name="T7">Master/ </text:span><text:span text:style-name="T8">rootLogger.xml</text:span></text:p>
      <text:p text:style-name="P2"><text:span text:style-name="T8"><text:s text:c="13"/>appender.xml</text:span></text:p>
      <text:p text:style-name="P2"><text:span text:style-name="T8"><text:s text:c="13"/>logger.xml</text:span></text:p>
      <text:p text:style-name="P2"><text:span text:style-name="T8"><text:s text:c="13"/></text:span></text:p>
      <text:p text:style-name="P3"><text:span text:style-name="T7">slave1/ <text:s/></text:span><text:span text:style-name="T8">rootLogger.xml</text:span></text:p>
      <text:p text:style-name="P3"><text:span text:style-name="T8"><text:s text:c="13"/>appender.xml</text:span></text:p>
      <text:p text:style-name="P3"><text:span text:style-name="T8"><text:s text:c="13"/>logger.xml</text:span></text:p>
      <text:p text:style-name="P3"><text:span text:style-name="T8"/></text:p>
      <text:p text:style-name="P3"><text:span text:style-name="T7">slave2/ </text:span><text:span text:style-name="T8">rootLogger.xml</text:span></text:p>
      <text:p text:style-name="P3"><text:span text:style-name="T8"><text:s text:c="13"/>appender.xml</text:span></text:p>
      <text:p text:style-name="P3"><text:span text:style-name="T8"><text:s text:c="13"/>logger.xml</text:span></text:p>
      <text:p text:style-name="P3"><text:span text:style-name="T8"/></text:p>
      <text:p text:style-name="P2"><text:span text:style-name="T7">sistema/configuration/TESTA_log4j:configuration</text:span></text:p>
      <text:p text:style-name="P2"><text:span text:style-name="T7"><text:s text:c="36"/>CODA_log4j:configuration</text:span></text:p>
      <text:p text:style-name="P2"><text:span text:style-name="T7"><text:s text:c="12"/></text:span></text:p>
      <text:p text:style-name="P2"><text:span text:style-name="T7"><text:s text:c="12"/>/rootLogger/TESTA_rootLogger.xml</text:span></text:p>
      <text:p text:style-name="P2"><text:span text:style-name="T7"><text:s text:c="32"/>CODA_rottLogger.xml</text:span></text:p>
      <text:p text:style-name="P2"><text:span text:style-name="T7"/></text:p>
      <text:p text:style-name="P2"><text:span text:style-name="T7"/></text:p>
      <text:p text:style-name="P2"><text:span text:style-name="T7"/></text:p>
      <text:p text:style-name="P13"><text:span text:style-name="T10">Ipotesi</text:span></text:p>
      <text:p text:style-name="P7"><text:span text:style-name="T11">Ciascun componente software (Master o slave N), per consentire un corretto svolgimento del processo di creazione </text:span><text:span text:style-name="T39">dinamico </text:span><text:span text:style-name="T11">del file di configurazione di lo4j, deve avere i 3 files elencati sopra. </text:span></text:p>
      <text:p text:style-name="P7"><text:span text:style-name="T11">La struttura interna ci ciascun file dovrà essere “curata” da chi ha progettato il componente. </text:span></text:p>
      <text:p text:style-name="P7"><text:span text:style-name="T11">Ciascun file è un “frammento” che sarà utilizzato per comporre </text:span><text:span text:style-name="T39">dinamicamente</text:span><text:span text:style-name="T11">, come una sorta di mosaico, il file di configurazione di log4j </text:span><text:span text:style-name="T40">del componente Master</text:span><text:span text:style-name="T11">. </text:span></text:p>
      <text:p text:style-name="P7"><text:span text:style-name="T11">Le regole di sintassi da seguire per costruire dei frammenti adeguati sono quelle della documentazione di log4j. </text:span></text:p>
      <text:p text:style-name="P14"><text:soft-page-break/><text:span text:style-name="T11">Brevemente</text:span><text:span text:style-name="T11">:</text:span></text:p>
      <text:p text:style-name="P7"><text:span text:style-name="T11">In ciascun <text:s/>frammento appender (appender.xml), ogni tag </text:span><text:span text:style-name="T26">&lt;appender&gt;</text:span><text:span text:style-name="T11"> deve avere un </text:span><text:span text:style-name="T13">n</text:span><text:span text:style-name="T14">a</text:span><text:span text:style-name="T13">me</text:span><text:span text:style-name="T11"> univoco all'interno del file, e in </text:span><text:span text:style-name="T12">una visione</text:span><text:span text:style-name="T11"> più ampi</text:span><text:span text:style-name="T12">a</text:span><text:span text:style-name="T11">, all'interno di più frammenti </text:span><text:span text:style-name="T17">(cioè più file appender.xml</text:span><text:span text:style-name="T17">)</text:span><text:span text:style-name="T11"> per più componenti software </text:span><text:span text:style-name="T12">(questo significa che dovrà essere un nome “ragionato”).</text:span></text:p>
      <text:p text:style-name="P8"><text:span text:style-name="T12">Il </text:span><text:span text:style-name="T41">valorecdel </text:span><text:span text:style-name="T12">campo </text:span><text:span text:style-name="T14">value</text:span><text:span text:style-name="T12">, all'interno del tag </text:span><text:span text:style-name="T25">&lt;param&gt;</text:span><text:span text:style-name="T12"> di </text:span><text:span text:style-name="T41">ciascun </text:span><text:span text:style-name="T25">&lt;appender&gt;</text:span><text:span text:style-name="T12"> deve contenere il percorso interno al progetto Master dove risiede l'albero di directory atte a contenere </text:span><text:span text:style-name="T19">i</text:span><text:span text:style-name="T12"> file di log.</text:span></text:p>
      <text:p text:style-name="P10"><text:span text:style-name="T41">(questo è statico e va deciso a priori)</text:span></text:p>
      <text:p text:style-name="P9"><text:span text:style-name="T7"/></text:p>
      <text:p text:style-name="P8"><text:span text:style-name="T12">es.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7"><text:span text:style-name="T12">&lt;appender name="</text:span><text:span text:style-name="T14">FILE</text:span><text:span text:style-name="T12">" class="org.apache.log4j.FileAppender"&gt;</text:span></text:p>
            <text:p text:style-name="P17"><text:span text:style-name="T12"><text:s text:c="3"/>&lt;param name="file" value="</text:span><text:span text:style-name="T14">/home/riccardo/Desktop/logclass1_output/SOLO_INFO.txt</text:span><text:span text:style-name="T12">"/&gt;</text:span></text:p>
            <text:p text:style-name="P17"><text:span text:style-name="T12"><text:s text:c="3"/>&lt;layout class="org.apache.log4j.PatternLayout" &gt;</text:span></text:p>
            <text:p text:style-name="P17"><text:span text:style-name="T12"><text:s text:c="8"/>&lt;param name="ConversionPattern" value="%5p [%t] (%F:%L) - %m%n"/&gt; <text:s text:c="4"/></text:span></text:p>
            <text:p text:style-name="P17"><text:span text:style-name="T12"><text:s text:c="3"/>&lt;/layout&gt;</text:span></text:p>
            <text:p text:style-name="P17"><text:span text:style-name="T12"><text:s text:c="3"/>&lt;filter class="org.apache.log4j.varia.LevelMatchFilter"&gt;</text:span></text:p>
            <text:p text:style-name="P17"><text:span text:style-name="T12"><text:s text:c="6"/>&lt;param name="LevelToMatch" value="INFO" /&gt;</text:span></text:p>
            <text:p text:style-name="P17"><text:span text:style-name="T12"><text:s text:c="6"/>&lt;param name="AcceptOnMatch" value="true" /&gt;</text:span></text:p>
            <text:p text:style-name="P17"><text:span text:style-name="T12"><text:s text:c="4"/>&lt;/filter&gt;</text:span></text:p>
            <text:p text:style-name="P17"><text:span text:style-name="T12"><text:s text:c="4"/>&lt;filter class="org.apache.log4j.varia.DenyAllFilter" /&gt; </text:span></text:p>
            <text:p text:style-name="P17"><text:span text:style-name="T12">&lt;/appender&gt;</text:span></text:p>
            <text:p text:style-name="P17"><text:span text:style-name="T12">..................................</text:span></text:p>
          </table:table-cell>
        </table:table-row>
      </table:table>
      <text:p text:style-name="P5"><text:span text:style-name="T12"/></text:p>
      <text:p text:style-name="P2"><text:span text:style-name="T7"/></text:p>
      <text:p text:style-name="P6"><text:span text:style-name="T19">Per ciscun tag </text:span><text:span text:style-name="T27">&lt;logger&gt;</text:span><text:span text:style-name="T19"> presente sul frammento </text:span><text:span text:style-name="T17">ogger.xml, allinterno di ogni </text:span><text:span text:style-name="T28">&lt;appender-ref&gt;</text:span><text:span text:style-name="T17"> assicurarsi che il valore di </text:span><text:span text:style-name="T15">ref</text:span><text:span text:style-name="T17">, </text:span><text:span text:style-name="T18">sia un valore che si riferisca ad un appender </text:span><text:span text:style-name="T3">esistente </text:span><text:span text:style-name="T22">sul proprio frammento appender.xml</text:span><text:span text:style-name="T23">.</text:span></text:p>
      <text:p text:style-name="P2"><text:span text:style-name="T7"/></text:p>
      <text:p text:style-name="P12"><text:span text:style-name="T38">es.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8"><text:span text:style-name="T17">&lt;logger name="pippo" additivity="false"&gt;</text:span></text:p>
            <text:p text:style-name="P18"><text:span text:style-name="T17"><text:s text:c="8"/>&lt;level value="debug" /&gt;</text:span></text:p>
            <text:p text:style-name="P18"><text:span text:style-name="T17"><text:s text:c="8"/>&lt;appender-ref ref="</text:span><text:span text:style-name="T15">FILE</text:span><text:span text:style-name="T17">" /&gt;</text:span></text:p>
            <text:p text:style-name="P20"><text:span text:style-name="T17"><text:s text:c="8"/>…...........................................</text:span></text:p>
            <text:p text:style-name="P20"><text:span text:style-name="T17"><text:s text:c="8"/>&lt;appender-ref ref="FILE</text:span><text:span text:style-name="T35">n</text:span><text:span text:style-name="T17">" /&gt;</text:span></text:p>
            <text:p text:style-name="P19"><text:span text:style-name="T17">&lt;/logger&gt;</text:span></text:p>
            <text:p text:style-name="P19"><text:span text:style-name="T17">…............................</text:span></text:p>
          </table:table-cell>
        </table:table-row>
      </table:table>
      <text:p text:style-name="P2"><text:span text:style-name="T7"/></text:p>
      <text:p text:style-name="P2"><text:span text:style-name="T7"/></text:p>
      <text:p text:style-name="P11"><text:span text:style-name="T42">P</text:span><text:span text:style-name="T20">er </text:span><text:span text:style-name="T42">ciascun </text:span><text:span text:style-name="T28">&lt;appender-ref&gt;</text:span><text:span text:style-name="T44"> </text:span><text:span text:style-name="T45">presente sul frammento rootLogger.xml, </text:span><text:span text:style-name="T46">assicurarsi che</text:span><text:span text:style-name="T44"> </text:span><text:span text:style-name="T18">vi sia come valore un appender </text:span><text:span text:style-name="T3">esistente</text:span><text:span text:style-name="T18"> sul proprio frammento appender.xml. </text:span></text:p>
      <text:p text:style-name="P11"><text:span text:style-name="T18">L'elenco degli</text:span><text:span text:style-name="T37"> </text:span><text:span text:style-name="T28">&lt;appender-ref&gt;</text:span><text:span text:style-name="T36"> </text:span><text:span text:style-name="T48">deve </text:span><text:span text:style-name="T49">contenere una entry per ogni appender presente</text:span><text:span text:style-name="T36"> sul proprio frammento appender.xml</text:span></text:p>
      <text:p text:style-name="P15"><text:span text:style-name="T36"/></text:p>
      <text:p text:style-name="P12"><text:span text:style-name="T38">es.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1"><text:span text:style-name="T36">&lt;appender-ref ref="</text:span><text:span text:style-name="T16">FILE</text:span><text:span text:style-name="T36">"/&gt;</text:span></text:p>
            <text:p text:style-name="P21"><text:span text:style-name="T36">…..........................................</text:span></text:p>
            <text:p text:style-name="P21"><text:span text:style-name="T36">&lt;appender-ref ref="FILEn"/&gt;</text:span></text:p>
          </table:table-cell>
        </table:table-row>
      </table:table>
      <text:p text:style-name="P2"><text:span text:style-name="T7"/></text:p>
      <text:p text:style-name="P2"><text:span text:style-name="T7"/></text:p>
      <text:p text:style-name="P4"><text:span text:style-name="T9">Il processo di creazione del file di configurazione </text:span><text:span text:style-name="T50">è contenuto nella routine </text:span><text:span text:style-name="T6">X</text:span><text:span text:style-name="T50"> che</text:span><text:span text:style-name="T9"> parte all'avvio del <text:s/></text:span><text:span text:style-name="T50">pilota contenuto in Logclass.java</text:span><text:span text:style-name="T9">, questa può essere lanciata più volte in run-ti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1:45:30</meta:creation-date>
    <dc:date>2014-01-23T12:56:18</dc:date>
    <meta:editing-duration>PT1H8M48S</meta:editing-duration>
    <meta:editing-cycles>28</meta:editing-cycles>
    <meta:generator>LibreOffice/4.0.2.2$Linux_x86 LibreOffice_project/400m0$Build-2</meta:generator>
    <meta:document-statistic meta:table-count="5" meta:image-count="0" meta:object-count="0" meta:page-count="2" meta:paragraph-count="67" meta:word-count="433" meta:character-count="3893" meta:non-whitespace-character-count="3256"/>
  </office:meta>
</office:document-meta>
</file>